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9.39270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ssenger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assenger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email</text:p>
          </table:table-cell>
          <table:table-cell office:value-type="string" table:style-name="ce2">
            <text:p>ag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fstanley0@gravatar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lthompson1@ezinearticles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dbryant2@woothemes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3@chronoengine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jpeterson4@drupal.org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Hughes</text:p>
          </table:table-cell>
          <table:table-cell office:value-type="string" table:style-name="ce1">
            <text:p>ahughes5@cornell.edu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twheeler6@adobe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bhenry7@cloudflare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lyoung8@apple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jholmes9@engadget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tramireza@acquirethisname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wrobinsonb@topsy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egonzalezc@4shared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pmendozad@unicef.org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adamse@latimes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mhansenf@archive.org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g@netvibes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rmeyerh@wired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tnelsoni@ox.ac.uk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jmccoyj@paginegialle.it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mricek@reference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jcollinsl@reverbnation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dlarsonm@homestead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badamsn@go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cmorenoo@slideshare.net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rowensp@wikipedia.org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anguyenq@free.fr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tboydr@intel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spattersons@privacy.gov.au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jgardnert@imageshack.us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fmorrisu@ustream.tv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v@histats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jboydw@cnbc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jarmstrongx@addthis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bgordony@bloglovin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Bowman</text:p>
          </table:table-cell>
          <table:table-cell office:value-type="string" table:style-name="ce1">
            <text:p>ebowmanz@about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cburke10@ftc.gov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agarrett11@sitemeter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sfisher12@blogs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dkim13@webmd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smith14@zimbio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rnguyen15@cargocollective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tdean16@arizona.edu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pmorris17@gov.uk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kramirez18@miitbeian.gov.cn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dday19@businesswire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cpalmer1a@yandex.ru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nsmith1b@xing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hlittle1c@bing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jramirez1d@stumbleupon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klittle1e@adobe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egreen1f@blogspot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erivera1g@globo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1h@hc360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grussell1i@deviantart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ebrooks1j@msu.edu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pbrown1k@people.com.cn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slarson1l@upenn.edu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ladams1m@is.gd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hdunn1n@feedburner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vwatson1o@indiatimes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jlopez1p@ebay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lstanley1q@sitemeter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bross1r@ucla.edu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mmills1s@naver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dlewis1t@odnoklassniki.ru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lford1u@barnesandnoble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pjenkins1v@google.ca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lreynolds1w@abc.net.au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dwatson1x@blinklist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kphillips1y@toplist.cz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mroberts1z@slashdot.org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gburton20@aboutads.info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portiz21@squidoo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rcarroll22@pinterest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afoster23@huffingtonpost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jday24@geocities.jp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plawrence25@walmart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aboyd26@google.pl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gramirez27@virginia.edu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rford28@timesonline.co.uk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dgarcia29@amazon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gflores2a@eventbrite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jkennedy2b@reddit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jsims2c@wikispaces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kharrison2d@cloudflare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pwoods2e@dell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kgeorge2f@cpanel.net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thicks2g@i2i.jp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cbanks2h@twitter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pharrison2i@issuu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2j@businessweek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washington2k@cdc.gov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adean2l@mit.edu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ttucker2m@yellowbook.com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amendoza2n@amazon.de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rjohnston2o@weather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dcook2p@washington.edu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jmiller2q@alexa.co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pmorales2r@soup.io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Helen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hpatterson2s@huffingtonpost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kfields2t@amazon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jlong2u@drupal.org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lgardner2v@narod.ru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jweaver2w@omniture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tsnyder2x@plala.or.jp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brose2y@gravatar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cjames2z@cafepress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eperez30@ow.ly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hmurray31@hexun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ablack32@mac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amurphy33@intel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mlee34@census.gov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ttaylor35@youtube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rmoore36@google.co.uk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cduncan37@tumblr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medwards38@ucoz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aaustin39@webs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caustin3a@imgur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utler</text:p>
          </table:table-cell>
          <table:table-cell office:value-type="string" table:style-name="ce1">
            <text:p>kbutler3b@csmonitor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tscott3c@woothemes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jwood3d@whitehouse.gov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fhicks3e@w3.org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hpeters3f@ftc.gov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3g@dell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jgibson3h@macromedia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rcole3i@geocities.jp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jcunningham3j@noaa.gov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pharris3k@wikia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kgrant3l@geocities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mwood3m@com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bjones3n@vkontakte.ru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mburke3o@spiegel.de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jharvey3p@icio.us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mpalmer3q@columbia.edu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Franklin</text:p>
          </table:table-cell>
          <table:table-cell office:value-type="string" table:style-name="ce1">
            <text:p>jfranklin3r@google.fr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phunt3s@google.es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jberry3t@un.org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cmorris3u@illinois.edu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mroberts3v@360.cn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fmason3w@theglobeandmail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rwilliams3x@shareasale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rstanley3y@a8.net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jbradley3z@virginia.edu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gwillis40@yale.edu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jrogers41@edublogs.org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amatthews42@bizjournals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djenkins43@oaic.gov.au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44@stumbleupon.co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jmurray45@mapy.cz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iburns46@mayoclinic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gkennedy47@reverbnation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cwoods48@hugedomains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cmontgomery49@forbes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jdavis4a@exblog.jp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ebaker4b@engadget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lrice4c@oaic.gov.au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hcunningham4d@flickr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dgonzalez4e@51.la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rcarroll4f@netvibes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jwilliams4g@nps.gov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dsmith4h@hhs.gov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tknight4i@joomla.org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mcox4j@typepad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Gilbert</text:p>
          </table:table-cell>
          <table:table-cell office:value-type="string" table:style-name="ce1">
            <text:p>jgilbert4k@blogs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Ray</text:p>
          </table:table-cell>
          <table:table-cell office:value-type="string" table:style-name="ce1">
            <text:p>iray4l@google.de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cmeyer4m@deviantart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Stephens</text:p>
          </table:table-cell>
          <table:table-cell office:value-type="string" table:style-name="ce1">
            <text:p>astephens4n@livejournal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jperez4o@blog.co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cgreen4p@bravesites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ldunn4q@marketwatch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kgarcia4r@surveymonkey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Crawford</text:p>
          </table:table-cell>
          <table:table-cell office:value-type="string" table:style-name="ce1">
            <text:p>dcrawford4s@dropbox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greyes4t@businessweek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acruz4u@goo.gl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pcruz4v@elpais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kwillis4w@ezinearticles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gwilliamson4x@google.fr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jparker4y@upenn.edu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ehunter4z@java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nhicks50@nsw.gov.au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bryan51@gmpg.org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chart52@sina.com.cn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dshaw53@livejournal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dharris54@163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bcruz55@alexa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dcarter56@google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jharper57@smh.com.au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mgreen58@sciencedirect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59@blogs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kparker5a@bravesites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dkim5b@godaddy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kshaw5c@shutterfly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sgomez5d@hubpages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lpowell5e@skype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agonzales5f@si.edu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abrown5g@omniture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jrichards5h@buzzfeed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Hayes</text:p>
          </table:table-cell>
          <table:table-cell office:value-type="string" table:style-name="ce1">
            <text:p>khayes5i@is.gd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rburton5j@nifty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kward5k@shop-pro.jp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dwilliams5l@bluehost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jjames5m@jimdo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rmyers5n@flavors.me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chunt5o@bigcartel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jelliott5p@shop-pro.jp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darmstrong5q@google.co.jp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lwheeler5r@themeforest.net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Hanson</text:p>
          </table:table-cell>
          <table:table-cell office:value-type="string" table:style-name="ce1">
            <text:p>nhanson5s@pcworld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bjackson5t@utexas.edu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srivera5u@netvibes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jperkins5v@paginegialle.it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ayoung5w@upenn.edu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Hanson</text:p>
          </table:table-cell>
          <table:table-cell office:value-type="string" table:style-name="ce1">
            <text:p>thanson5x@e-recht24.de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vpalmer5y@t-online.de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jsullivan5z@ucoz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jporter60@amazon.co.jp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hcollins61@ucoz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jgordon62@opera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dclark63@topsy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csmith64@cafepress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clynch65@cocolog-nifty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jrobertson66@mit.edu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mblack67@sciencedirect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Hill</text:p>
          </table:table-cell>
          <table:table-cell office:value-type="string" table:style-name="ce1">
            <text:p>ehill68@domainmarket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thernandez69@ibm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eclark6a@pen.io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sbrooks6b@bing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martin6c@mysql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eparker6d@netlog.com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arobinson6e@dion.ne.jp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dcastillo6f@accuweather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valvarez6g@mozilla.org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rcook6h@ucla.edu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eberry6i@free.fr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jfox6j@de.vu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ortiz6k@howstuffworks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fperry6l@yellowpages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6m@boston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jmatthews6n@state.tx.us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bsnyder6o@4shared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hharper6p@so-net.ne.jp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kwatson6q@whitehouse.gov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jspencer6r@google.fr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fbradley6s@state.gov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bholmes6t@eepurl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lbryant6u@illinois.edu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lsims6v@ebay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lcampbell6w@i2i.jp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wboyd6x@fda.gov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rstevens6y@gov.uk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amills6z@ibm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wrobinson70@sakura.ne.jp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anichols71@histats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1">
            <text:p>Jesse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jperry72@sina.com.cn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mfrazier73@goodreads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aduncan74@google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wwagner75@shutterfly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cmarshall76@sourceforge.net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jpatterson77@vistaprint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78@addtoany.com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cfoster79@mayoclinic.com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dfox7a@yahoo.co.jp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pjames7b@wisc.edu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esmith7c@discuz.net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bstevens7d@macromedia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amatthews7e@arstechnica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gortiz7f@dedecms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ewallace7g@ox.ac.uk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lruiz7h@umn.edu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kcollins7i@a8.net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efields7j@alibaba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nsnyder7k@amazon.co.uk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dmendoza7l@home.pl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dscott7m@theglobeandmail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lhansen7n@lycos.com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dkelly7o@prnewswire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jbarnes7p@yelp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cvasquez7q@oracle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jcarr7r@csmonitor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mlawrence7s@columbia.edu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greed7t@unblog.fr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lalexander7u@privacy.gov.au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rvasquez7v@google.es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bwoods7w@blogtalkradio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acastillo7x@unc.edu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whicks7y@time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lmurphy7z@toplist.cz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eboyd80@patch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mtucker81@infoseek.co.jp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tmartin82@themeforest.net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bturner83@weebly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esims84@ed.gov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pmorris85@issuu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cmendoza86@squidoo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jnguyen87@mashable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mflores88@uiuc.edu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khart89@addtoany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wharris8a@4shared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eholmes8b@privacy.gov.au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nkelley8c@shinystat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ntorres8d@shinystat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wmontgomery8e@addtoany.co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ncarr8f@vk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cjohnston8g@cornell.edu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jferguson8h@si.edu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8i@reddit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ljacobs8j@feedburner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htaylor8k@ustream.tv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rsimpson8l@wordpress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tcarter8m@shop-pro.jp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eflores8n@hc360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cgomez8o@gov.uk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sjordan8p@last.f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ksimmons8q@wikimedia.org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ebrooks8r@washington.edu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emills8s@moonfruit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wrice8t@epa.gov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mbarnes8u@pbs.org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bdavis8v@twitter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dburns8w@home.pl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jspencer8x@soup.io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jwright8y@berkeley.edu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kowens8z@cdbaby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jlynch90@stumbleupon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akelly91@printfriendly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fnelson92@homestead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kreynolds93@t-online.de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canderson94@dailymail.co.uk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mlane95@dion.ne.jp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wrivera96@youku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khernandez97@example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pjohnston98@stanford.edu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jgibson99@wiley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jadams9a@google.co.jp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Daniels</text:p>
          </table:table-cell>
          <table:table-cell office:value-type="string" table:style-name="ce1">
            <text:p>edaniels9b@cbc.ca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rharvey9c@reference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tclark9d@etsy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mmorris9e@cargocollective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jfox9f@rediff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smoreno9g@canalblog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pboyd9h@sun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lchavez9i@senate.gov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krodriguez9j@reference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bpierce9k@mashable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ppeters9l@ucoz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tmoreno9m@github.io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jstone9n@so-net.ne.jp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swells9o@ihg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9p@netvibes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9q@github.io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jmills9r@marriott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brogers9s@cisco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hgonzalez9t@sfgate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slane9u@csmonitor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adiaz9v@miibeian.gov.cn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thoward9w@abc.net.au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dgardner9x@studiopress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rduncan9y@nhs.uk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kmccoy9z@europa.eu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bknighta0@cpanel.net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srobertsa1@ucoz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dcolemana2@auda.org.au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rportera3@shareasale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jbakera4@fotki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marnolda5@123-reg.co.uk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kaustina6@merriam-webster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vcampbella7@mlb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dgrahama8@goo.ne.jp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jwellsa9@istockphoto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vsullivanaa@sfgate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djohnsonab@dyndns.org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mfosterac@theguardian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jwagnerad@gnu.org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jmurrayae@house.gov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wstoneaf@woothemes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kcastilloag@epa.gov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jwhiteah@slashdot.org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rgarrettai@t-online.de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hmedinaaj@ning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skimak@bloomberg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astevensal@scribd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jkennedyam@wix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Fuller</text:p>
          </table:table-cell>
          <table:table-cell office:value-type="string" table:style-name="ce1">
            <text:p>dfulleran@dyndns.org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smeyerao@wsj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dkellyap@craigslist.org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bsnyderaq@illinois.edu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cknightar@cloudflare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kingas@mlb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jthomasat@stumbleupon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dbennettau@i2i.jp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mchavezav@hubpages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jfisheraw@archive.org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wharrisax@hud.gov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mgomezay@mozilla.com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asullivanaz@zdnet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scolemanb0@eventbrite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fdayb1@furl.net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aperezb2@nih.gov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pmurrayb3@nih.gov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darmstrongb4@arizona.edu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ddeanb5@discuz.net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jfisherb6@fastcompany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jandersonb7@sakura.ne.jp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gdavisb8@twitpic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llewisb9@nature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earmstrongba@eventbrite.com</text:p>
          </table:table-cell>
          <table:table-cell office:value-type="float" office:value="21" table:style-name="ce2">
            <text:p>21</text:p>
          </table:table-cell>
          <table:table-cell table:number-columns-repeated="16379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eharperbb@mayoclinic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areedbc@umn.edu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cgonzalesbd@slideshare.net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be@usda.gov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jpaynebf@apple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dpetersonbg@house.gov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thomasbh@whitehouse.gov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lrussellbi@apple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abaileybj@unesco.org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rcampbellbk@house.gov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1">
            <text:p>Cheryl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carnoldbl@wiley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rfieldsbm@smugmug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gnicholsbn@upenn.edu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dmcdonaldbo@icio.us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afosterbp@mysql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sdeanbq@artisteer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mcollinsbr@slideshare.net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jwatsonbs@com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sjohnsonbt@skyrock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mkellybu@marketwatch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mphillipsbv@alexa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jbakerbw@imdb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bx@moonfruit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rmoralesby@pagesperso-orange.fr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bjacksonbz@wordpress.org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c0@state.gov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kmurphyc1@joomla.org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amcdonaldc2@amazon.co.jp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sricec3@spotify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string" table:style-name="ce1">
            <text:p>Steven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sbakerc4@unblog.fr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bjordanc5@mayoclinic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hgreenec6@usgs.gov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hedwardsc7@paypal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acunninghamc8@vistaprint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tsimpsonc9@deliciousdays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tbennettca@cam.ac.uk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njacksoncb@sohu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bdunncc@independent.co.uk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cperkinscd@buzzfeed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achavezce@nymag.com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barmstrongcf@woothemes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gdaviscg@netvibes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Webb</text:p>
          </table:table-cell>
          <table:table-cell office:value-type="string" table:style-name="ce1">
            <text:p>gwebbch@answers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jparkerci@skype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jreedcj@sourceforge.net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jpetersck@unc.edu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amyerscl@canalblog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pjohnsoncm@gmpg.org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ssimmonscn@samsung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ffrazierco@amazonaws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schapmancp@wired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crichardsoncq@smugmug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jphillipscr@umich.edu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trichardscs@netvibes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smithct@cnet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dharpercu@redcross.org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rburtoncv@hexun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1">
            <text:p>Shawn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shickscw@mit.edu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ffergusoncx@a8.net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aburnscy@marriott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martincz@istockphoto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nmarshalld0@ow.ly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tgrantd1@jiathis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epriced2@miibeian.gov.cn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pgomezd3@delicious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shernandezd4@addtoany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jgreened5@about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d6@seesaa.net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anicholsd7@ca.gov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jpierced8@artisteer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Sanders</text:p>
          </table:table-cell>
          <table:table-cell office:value-type="string" table:style-name="ce1">
            <text:p>lsandersd9@theguardian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akellyda@free.fr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millerdb@histats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kstonedc@cbslocal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emcdonalddd@wikimedia.org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mrussellde@ucsd.edu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rcoxdf@naver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mcooperdg@networksolutions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jellisdh@photobucket.com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tpetersondi@nifty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trodriguezdj@jalbum.net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klarsondk@squidoo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imillerdl@purevolume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dm@twitpic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jwashingtondn@example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ngordondo@nature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pjacksondp@instagram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dreyesdq@liveinternet.ru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pdavisdr@uol.com.br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kpalmerds@dropbox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ddunndt@slashdot.org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mgreendu@yale.edu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jlittledv@vinaora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jdaydw@trellian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sperrydx@fastcompany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krusselldy@ucla.edu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jgarciadz@furl.net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dpeterse0@quantcast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vtorrese1@indiatimes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tlynche2@tamu.edu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eschmidte3@github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tortize4@amazon.de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rmorgane5@newsvine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jpattersone6@weibo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lreede7@youku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sgreenee8@mashable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cgriffine9@nyu.edu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ddayea@go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516" table:style-name="ce2">
            <text:p>516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chudsoneb@mashable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rgibsonec@mapquest.com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dmorenoed@yahoo.co.jp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jgomezee@disqus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gpalmeref@usatoday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ksanchezeg@senate.gov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dharrisoneh@is.gd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pgarzaei@cbslocal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524" table:style-name="ce2">
            <text:p>524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lgarrettej@1688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mmeyerek@phpbb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bolsonel@networkadvertising.org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cwrightem@nbcnews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jmorenoen@123-reg.co.uk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ibrowneo@earthlink.net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vhansenep@discovery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531" table:style-name="ce2">
            <text:p>531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eq@nps.gov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golsoner@vk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rdunnes@4shared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hhendersonet@yelp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Morrison</text:p>
          </table:table-cell>
          <table:table-cell office:value-type="string" table:style-name="ce1">
            <text:p>bmorrisoneu@wiley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jhowellev@soundcloud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ajenkinsew@facebook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fcookex@pinterest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Watkins</text:p>
          </table:table-cell>
          <table:table-cell office:value-type="string" table:style-name="ce1">
            <text:p>vwatkinsey@thetimes.co.uk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ndunnez@xrea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jcarterf0@eventbrite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mperezf1@quantcast.com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rhuntf2@cyberchimps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544" table:style-name="ce2">
            <text:p>544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rfieldsf3@fc2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Andrews</text:p>
          </table:table-cell>
          <table:table-cell office:value-type="string" table:style-name="ce1">
            <text:p>eandrewsf4@newyorker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cmillerf5@ycombinator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rrodriguezf6@cmu.edu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548" table:style-name="ce2">
            <text:p>54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rpetersonf7@soup.io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gtorresf8@infoseek.co.jp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lmccoyf9@topsy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bmillsfa@newyorker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dwalkerfb@plala.or.jp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rfordfc@xinhuanet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kpowellfd@angelfire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fe@fastcompany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dhicksff@nifty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jtorresfg@google.co.uk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ashawfh@utexas.edu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tgreenfi@ask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srobertsonfj@admin.ch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epattersonfk@skype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jweaverfl@examiner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sjohnstonfm@slate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harnoldfn@baidu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bfernandezfo@tuttocitta.it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fp@google.co.uk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aruizfq@usnews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dreidfr@wikia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psanchezfs@nationalgeographic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ppalmerft@discovery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nbakerfu@phoca.cz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polsonfv@simplemachines.org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mnicholsfw@amazon.co.jp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mclarkfx@slate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wfoxfy@ifeng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jjenkinsfz@vkontakte.ru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Gray</text:p>
          </table:table-cell>
          <table:table-cell office:value-type="string" table:style-name="ce1">
            <text:p>agrayg0@google.cn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dburkeg1@bravesites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dtuckerg2@liveinternet.ru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jcruzg3@over-blog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fgonzalezg4@fc2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582" table:style-name="ce2">
            <text:p>582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pduncang5@elegantthemes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583" table:style-name="ce2">
            <text:p>58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shendersong6@thetimes.co.uk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584" table:style-name="ce2">
            <text:p>584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kcruzg7@google.es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orrison</text:p>
          </table:table-cell>
          <table:table-cell office:value-type="string" table:style-name="ce1">
            <text:p>amorrisong8@booking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eelliottg9@ifeng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rsimpsonga@irs.gov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88" table:style-name="ce2">
            <text:p>588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cpiercegb@networksolutions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589" table:style-name="ce2">
            <text:p>589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redwardsgc@scientificamerican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Hall</text:p>
          </table:table-cell>
          <table:table-cell office:value-type="string" table:style-name="ce1">
            <text:p>jhallgd@indiatimes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nmorgange@yale.edu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592" table:style-name="ce2">
            <text:p>592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mlittlegf@soup.io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gg@over-blog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prossgh@si.edu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kreedgi@domainmarket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596" table:style-name="ce2">
            <text:p>596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jcoopergj@reference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bchapmangk@addthis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598" table:style-name="ce2">
            <text:p>598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dmasongl@wordpress.org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599" table:style-name="ce2">
            <text:p>599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Gilbert</text:p>
          </table:table-cell>
          <table:table-cell office:value-type="string" table:style-name="ce1">
            <text:p>pgilbertgm@npr.org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vrobinsongn@cbslocal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601" table:style-name="ce2">
            <text:p>601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rfergusongo@nih.gov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mpetersgp@tinyurl.com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603" table:style-name="ce2">
            <text:p>603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cbakergq@msu.edu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cmillsgr@dyndns.org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605" table:style-name="ce2">
            <text:p>605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crogersgs@sbwire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mcarpentergt@ycombinator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607" table:style-name="ce2">
            <text:p>607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mdeangu@hp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608" table:style-name="ce2">
            <text:p>608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ecarrgv@about.me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609" table:style-name="ce2">
            <text:p>609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gw@bbc.co.uk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cjacobsgx@usgs.gov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611" table:style-name="ce2">
            <text:p>611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prosegy@yolasite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612" table:style-name="ce2">
            <text:p>612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rgonzalesgz@slate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613" table:style-name="ce2">
            <text:p>613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bdavish0@google.fr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614" table:style-name="ce2">
            <text:p>61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h1@usda.gov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615" table:style-name="ce2">
            <text:p>615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ntaylorh2@odnoklassniki.ru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616" table:style-name="ce2">
            <text:p>616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nfordh3@bbc.co.uk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617" table:style-name="ce2">
            <text:p>617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kburnsh4@blogger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618" table:style-name="ce2">
            <text:p>618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jgreenh5@msu.edu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rperryh6@wp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h7@nbcnews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621" table:style-name="ce2">
            <text:p>621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bgranth8@webnode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622" table:style-name="ce2">
            <text:p>622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bhunterh9@hostgator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623" table:style-name="ce2">
            <text:p>623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jmorganha@uiuc.edu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624" table:style-name="ce2">
            <text:p>624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gmendozahb@intel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pwilsonhc@opensource.org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626" table:style-name="ce2">
            <text:p>626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pevanshd@hao123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627" table:style-name="ce2">
            <text:p>627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jsimshe@ezinearticles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628" table:style-name="ce2">
            <text:p>628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jcollinshf@ezinearticles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629" table:style-name="ce2">
            <text:p>629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fcarterhg@cdc.gov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cbankshh@opera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631" table:style-name="ce2">
            <text:p>631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rgomezhi@ucoz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632" table:style-name="ce2">
            <text:p>632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jcruzhj@amazonaws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633" table:style-name="ce2">
            <text:p>633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hk@amazonaws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634" table:style-name="ce2">
            <text:p>634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djacobshl@addtoany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635" table:style-name="ce2">
            <text:p>635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jricehm@msn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636" table:style-name="ce2">
            <text:p>636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bburkehn@npr.org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637" table:style-name="ce2">
            <text:p>637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awarrenho@webmd.com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638" table:style-name="ce2">
            <text:p>63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kbennetthp@discuz.net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639" table:style-name="ce2">
            <text:p>639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pshawhq@msu.edu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mharrisonhr@blogspot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641" table:style-name="ce2">
            <text:p>641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wrileyhs@twitpic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642" table:style-name="ce2">
            <text:p>642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hgrahamht@tinyurl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643" table:style-name="ce2">
            <text:p>643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cmatthewshu@issuu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644" table:style-name="ce2">
            <text:p>644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vrussellhv@adobe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645" table:style-name="ce2">
            <text:p>645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mwoodhw@vkontakte.ru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646" table:style-name="ce2">
            <text:p>646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cgeorgehx@sfgate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647" table:style-name="ce2">
            <text:p>647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hleehy@jimdo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648" table:style-name="ce2">
            <text:p>648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snicholshz@sourceforge.net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649" table:style-name="ce2">
            <text:p>649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jricei0@merriam-webster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radamsi1@newsvine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651" table:style-name="ce2">
            <text:p>65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jcolei2@spiegel.de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652" table:style-name="ce2">
            <text:p>65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sfowleri3@uol.com.br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653" table:style-name="ce2">
            <text:p>653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bmeyeri4@php.net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654" table:style-name="ce2">
            <text:p>654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abelli5@nifty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655" table:style-name="ce2">
            <text:p>655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erobertsi6@twitpic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656" table:style-name="ce2">
            <text:p>65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ewelchi7@psu.edu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657" table:style-name="ce2">
            <text:p>657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clarsoni8@ucla.edu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658" table:style-name="ce2">
            <text:p>658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cellisi9@creativecommons.org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659" table:style-name="ce2">
            <text:p>659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bholmesia@pagesperso-orange.fr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agonzalesib@bloglines.com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661" table:style-name="ce2">
            <text:p>661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ecarric@tinyurl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662" table:style-name="ce2">
            <text:p>662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fleeid@canalblog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663" table:style-name="ce2">
            <text:p>663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bwallaceie@google.ca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664" table:style-name="ce2">
            <text:p>664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ajacksonif@zimbio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665" table:style-name="ce2">
            <text:p>665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dperryig@altervista.org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rbakerih@gravatar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667" table:style-name="ce2">
            <text:p>66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aperkinsii@uiuc.edu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668" table:style-name="ce2">
            <text:p>668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ekelleyij@indiatimes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669" table:style-name="ce2">
            <text:p>669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bmillsik@forbes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670" table:style-name="ce2">
            <text:p>670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tpriceil@diigo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671" table:style-name="ce2">
            <text:p>67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tcampbellim@mayoclinic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672" table:style-name="ce2">
            <text:p>672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eturnerin@cocolog-nifty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673" table:style-name="ce2">
            <text:p>673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gpayneio@wisc.edu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674" table:style-name="ce2">
            <text:p>674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wmorganip@furl.net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wfrazieriq@thetimes.co.uk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676" table:style-name="ce2">
            <text:p>676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grichardsir@gmpg.org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677" table:style-name="ce2">
            <text:p>67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freedis@theglobeandmail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it@yellowbook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679" table:style-name="ce2">
            <text:p>679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cbishopiu@desdev.cn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680" table:style-name="ce2">
            <text:p>680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carmstrongiv@umn.edu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hkimiw@hugedomains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682" table:style-name="ce2">
            <text:p>682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sanchezix@list-manage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683" table:style-name="ce2">
            <text:p>683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sthompsoniy@topsy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684" table:style-name="ce2">
            <text:p>684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ccarpenteriz@g.co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685" table:style-name="ce2">
            <text:p>685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spaynej0@google.ru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686" table:style-name="ce2">
            <text:p>686</text:p>
          </table:table-cell>
          <table:table-cell office:value-type="string" table:style-name="ce1">
            <text:p>Jess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j1@columbia.edu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687" table:style-name="ce2">
            <text:p>68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arileyj2@webs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688" table:style-name="ce2">
            <text:p>688</text:p>
          </table:table-cell>
          <table:table-cell office:value-type="string" table:style-name="ce1">
            <text:p>Kathleen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khowellj3@chicagotribune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689" table:style-name="ce2">
            <text:p>689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cmyersj4@lulu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j5@hhs.gov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691" table:style-name="ce2">
            <text:p>691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ehendersonj6@pinterest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692" table:style-name="ce2">
            <text:p>692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hmillsj7@psu.edu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693" table:style-name="ce2">
            <text:p>69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Crawford</text:p>
          </table:table-cell>
          <table:table-cell office:value-type="string" table:style-name="ce1">
            <text:p>scrawfordj8@ucoz.ru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694" table:style-name="ce2">
            <text:p>694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jgriffinj9@mlb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blackja@google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696" table:style-name="ce2">
            <text:p>696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ortizjb@php.net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697" table:style-name="ce2">
            <text:p>69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bkingjc@newsvine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698" table:style-name="ce2">
            <text:p>698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rcunninghamjd@google.co.uk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699" table:style-name="ce2">
            <text:p>699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ntuckerje@dot.gov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preyesjf@4shared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701" table:style-name="ce2">
            <text:p>701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dhudsonjg@ucla.edu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knguyenjh@mozilla.org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703" table:style-name="ce2">
            <text:p>703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driceji@diigo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704" table:style-name="ce2">
            <text:p>704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wlanejj@netlog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705" table:style-name="ce2">
            <text:p>705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gturnerjk@europa.eu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mpetersonjl@newsvine.com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707" table:style-name="ce2">
            <text:p>707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pgonzalesjm@apple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708" table:style-name="ce2">
            <text:p>708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earnoldjn@wikia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709" table:style-name="ce2">
            <text:p>709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dadamsjo@trellian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nberryjp@un.org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711" table:style-name="ce2">
            <text:p>711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jbishopjq@paginegialle.it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712" table:style-name="ce2">
            <text:p>71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dfoxjr@sitemeter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713" table:style-name="ce2">
            <text:p>71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nramosjs@google.pl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714" table:style-name="ce2">
            <text:p>714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eyoungjt@marriott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715" table:style-name="ce2">
            <text:p>715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alarsonju@freewebs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716" table:style-name="ce2">
            <text:p>716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asimsjv@unesco.org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717" table:style-name="ce2">
            <text:p>717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Sanders</text:p>
          </table:table-cell>
          <table:table-cell office:value-type="string" table:style-name="ce1">
            <text:p>csandersjw@bravesites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718" table:style-name="ce2">
            <text:p>718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wmccoyjx@unblog.fr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719" table:style-name="ce2">
            <text:p>719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jclarkjy@dion.ne.jp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pburkejz@gravatar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721" table:style-name="ce2">
            <text:p>721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drussellk0@narod.ru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722" table:style-name="ce2">
            <text:p>722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jmasonk1@constantcontact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723" table:style-name="ce2">
            <text:p>723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rpaynek2@smh.com.au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724" table:style-name="ce2">
            <text:p>724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bdiazk3@oracle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725" table:style-name="ce2">
            <text:p>725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acooperk4@privacy.gov.au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726" table:style-name="ce2">
            <text:p>726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pgreenek5@networksolutions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727" table:style-name="ce2">
            <text:p>727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escottk6@odnoklassniki.ru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728" table:style-name="ce2">
            <text:p>728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rpiercek7@virginia.edu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729" table:style-name="ce2">
            <text:p>729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rlittlek8@oracle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730" table:style-name="ce2">
            <text:p>730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aschmidtk9@stanford.edu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731" table:style-name="ce2">
            <text:p>731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jburtonka@ebay.co.uk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732" table:style-name="ce2">
            <text:p>732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jgonzaleskb@mashable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rchapmankc@earthlink.net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734" table:style-name="ce2">
            <text:p>734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hfoxkd@redcross.org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735" table:style-name="ce2">
            <text:p>735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hwallaceke@apple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736" table:style-name="ce2">
            <text:p>736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Mitchell</text:p>
          </table:table-cell>
          <table:table-cell office:value-type="string" table:style-name="ce1">
            <text:p>gmitchellkf@shareasale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737" table:style-name="ce2">
            <text:p>737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dcollinskg@surveymonkey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738" table:style-name="ce2">
            <text:p>738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lcooperkh@mlb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739" table:style-name="ce2">
            <text:p>73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mgonzaleski@nydailynews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740" table:style-name="ce2">
            <text:p>740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fdaviskj@godaddy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741" table:style-name="ce2">
            <text:p>741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lramoskk@bluehost.com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742" table:style-name="ce2">
            <text:p>742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nreidkl@istockphoto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743" table:style-name="ce2">
            <text:p>74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tfowlerkm@google.fr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744" table:style-name="ce2">
            <text:p>744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crussellkn@ning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745" table:style-name="ce2">
            <text:p>745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ljohnsonko@istockphoto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746" table:style-name="ce2">
            <text:p>746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lmartinezkp@smugmug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747" table:style-name="ce2">
            <text:p>74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Dixon</text:p>
          </table:table-cell>
          <table:table-cell office:value-type="string" table:style-name="ce1">
            <text:p>bdixonkq@over-blog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748" table:style-name="ce2">
            <text:p>748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awalkerkr@bing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749" table:style-name="ce2">
            <text:p>749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jwarrenks@addtoany.com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pwrightkt@ebay.co.uk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751" table:style-name="ce2">
            <text:p>751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lcollinsku@ca.gov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752" table:style-name="ce2">
            <text:p>75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pevanskv@pinterest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753" table:style-name="ce2">
            <text:p>753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flynchkw@devhub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754" table:style-name="ce2">
            <text:p>754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aknightkx@163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755" table:style-name="ce2">
            <text:p>755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jcookky@ycombinator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756" table:style-name="ce2">
            <text:p>756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ajacksonkz@cpanel.net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757" table:style-name="ce2">
            <text:p>757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jboydl0@indiegogo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758" table:style-name="ce2">
            <text:p>758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jberryl1@umn.edu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759" table:style-name="ce2">
            <text:p>759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eholmesl2@indiegogo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760" table:style-name="ce2">
            <text:p>760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gowensl3@salon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761" table:style-name="ce2">
            <text:p>761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wfloresl4@domainmarket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762" table:style-name="ce2">
            <text:p>762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dwelchl5@dmoz.org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763" table:style-name="ce2">
            <text:p>763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afisherl6@dailymotion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764" table:style-name="ce2">
            <text:p>76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dwoodl7@cloudflare.com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765" table:style-name="ce2">
            <text:p>765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imorganl8@wp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766" table:style-name="ce2">
            <text:p>766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l9@apple.com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767" table:style-name="ce2">
            <text:p>767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pwellsla@seattletimes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lsimpsonlb@shareasale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769" table:style-name="ce2">
            <text:p>76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lgardnerlc@ifeng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770" table:style-name="ce2">
            <text:p>770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dspencerld@wikia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771" table:style-name="ce2">
            <text:p>771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sharrisonle@admin.ch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772" table:style-name="ce2">
            <text:p>772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tthompsonlf@posterous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773" table:style-name="ce2">
            <text:p>773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jgarcialg@irs.gov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774" table:style-name="ce2">
            <text:p>774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hpaynelh@mashable.com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775" table:style-name="ce2">
            <text:p>775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rromeroli@bandcamp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776" table:style-name="ce2">
            <text:p>776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mcarrlj@state.gov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777" table:style-name="ce2">
            <text:p>777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mwilsonlk@youtu.be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778" table:style-name="ce2">
            <text:p>778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ll@barnesandnoble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779" table:style-name="ce2">
            <text:p>779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awilliamsonlm@blogtalkradio.com</text:p>
          </table:table-cell>
          <table:table-cell office:value-type="float" office:value="24" table:style-name="ce2">
            <text:p>24</text:p>
          </table:table-cell>
          <table:table-cell table:number-columns-repeated="16379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jphillipsln@de.vu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781" table:style-name="ce2">
            <text:p>781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apetersonlo@vinaora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782" table:style-name="ce2">
            <text:p>782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mgrantlp@nydailynews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783" table:style-name="ce2">
            <text:p>783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rbradleylq@yellowbook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784" table:style-name="ce2">
            <text:p>784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elonglr@redcross.org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785" table:style-name="ce2">
            <text:p>78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ls@flickr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pweaverlt@lycos.com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787" table:style-name="ce2">
            <text:p>787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hwheelerlu@thetimes.co.uk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788" table:style-name="ce2">
            <text:p>788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ndavislv@kickstarter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789" table:style-name="ce2">
            <text:p>789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mwellslw@europa.eu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skellylx@adobe.com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791" table:style-name="ce2">
            <text:p>791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hcolemanly@nationalgeographic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792" table:style-name="ce2">
            <text:p>792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rknightlz@google.de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793" table:style-name="ce2">
            <text:p>793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jcarpenterm0@ox.ac.uk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794" table:style-name="ce2">
            <text:p>794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rstanleym1@apple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mmyersm2@unblog.fr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796" table:style-name="ce2">
            <text:p>796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dgarrettm3@networkadvertising.org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797" table:style-name="ce2">
            <text:p>797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caustinm4@admin.ch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798" table:style-name="ce2">
            <text:p>798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ortizm5@goodreads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799" table:style-name="ce2">
            <text:p>799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tcampbellm6@over-blog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ncolemanm7@archive.org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801" table:style-name="ce2">
            <text:p>801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cbakerm8@ifeng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802" table:style-name="ce2">
            <text:p>802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pthomasm9@feedburner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803" table:style-name="ce2">
            <text:p>803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kjordanma@reddit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804" table:style-name="ce2">
            <text:p>80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dramosmb@smugmug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805" table:style-name="ce2">
            <text:p>805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wknightmc@g.co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806" table:style-name="ce2">
            <text:p>806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mlanemd@hostgator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807" table:style-name="ce2">
            <text:p>807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jgonzalesme@opensource.org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808" table:style-name="ce2">
            <text:p>808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emartinezmf@lulu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809" table:style-name="ce2">
            <text:p>809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Watkins</text:p>
          </table:table-cell>
          <table:table-cell office:value-type="string" table:style-name="ce1">
            <text:p>awatkinsmg@sina.com.cn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awillismh@wiley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811" table:style-name="ce2">
            <text:p>81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nmasonmi@adobe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812" table:style-name="ce2">
            <text:p>812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showellmj@delicious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813" table:style-name="ce2">
            <text:p>813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ekelleymk@woothemes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814" table:style-name="ce2">
            <text:p>814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fmyersml@wikispaces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815" table:style-name="ce2">
            <text:p>815</text:p>
          </table:table-cell>
          <table:table-cell office:value-type="string" table:style-name="ce1">
            <text:p>Lori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ljohnsonmm@cpanel.net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816" table:style-name="ce2">
            <text:p>816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phenrymn@naver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817" table:style-name="ce2">
            <text:p>817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sbanksmo@vk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818" table:style-name="ce2">
            <text:p>818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wcarpentermp@hubpages.com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819" table:style-name="ce2">
            <text:p>819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wellismq@dyndns.org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820" table:style-name="ce2">
            <text:p>820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kmartinezmr@nationalgeographic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821" table:style-name="ce2">
            <text:p>821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amyersms@google.co.uk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822" table:style-name="ce2">
            <text:p>822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agomezmt@scribd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823" table:style-name="ce2">
            <text:p>823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jbarnesmu@wunderground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824" table:style-name="ce2">
            <text:p>824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mcolemanmv@storify.com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825" table:style-name="ce2">
            <text:p>825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lfraziermw@weather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826" table:style-name="ce2">
            <text:p>826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jreynoldsmx@yale.edu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827" table:style-name="ce2">
            <text:p>827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hgreenmy@ifeng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828" table:style-name="ce2">
            <text:p>828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phenrymz@engadget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829" table:style-name="ce2">
            <text:p>829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bscottn0@bloglovin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830" table:style-name="ce2">
            <text:p>830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mfostern1@digg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831" table:style-name="ce2">
            <text:p>831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Lawson</text:p>
          </table:table-cell>
          <table:table-cell office:value-type="string" table:style-name="ce1">
            <text:p>slawsonn2@yolasite.com</text:p>
          </table:table-cell>
          <table:table-cell office:value-type="float" office:value="27" table:style-name="ce2">
            <text:p>27</text:p>
          </table:table-cell>
          <table:table-cell table:number-columns-repeated="16379"/>
        </table:table-row>
        <table:table-row table:style-name="ro1">
          <table:table-cell office:value-type="float" office:value="832" table:style-name="ce2">
            <text:p>832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dstonen3@hugedomains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833" table:style-name="ce2">
            <text:p>833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kmurphyn4@1und1.de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834" table:style-name="ce2">
            <text:p>834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cspencern5@ustream.tv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style-name="ro1">
          <table:table-cell office:value-type="float" office:value="835" table:style-name="ce2">
            <text:p>835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acoxn6@princeton.edu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836" table:style-name="ce2">
            <text:p>836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aalexandern7@ebay.co.uk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837" table:style-name="ce2">
            <text:p>837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mmendozan8@washingtonpost.com</text:p>
          </table:table-cell>
          <table:table-cell office:value-type="float" office:value="26" table:style-name="ce2">
            <text:p>26</text:p>
          </table:table-cell>
          <table:table-cell table:number-columns-repeated="16379"/>
        </table:table-row>
        <table:table-row table:style-name="ro1">
          <table:table-cell office:value-type="float" office:value="838" table:style-name="ce2">
            <text:p>83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jlanen9@clickbank.net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839" table:style-name="ce2">
            <text:p>839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smillsna@yale.edu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sgrantnb@weather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841" table:style-name="ce2">
            <text:p>841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cshawnc@bravesites.com</text:p>
          </table:table-cell>
          <table:table-cell office:value-type="float" office:value="5" table:style-name="ce2">
            <text:p>5</text:p>
          </table:table-cell>
          <table:table-cell table:number-columns-repeated="16379"/>
        </table:table-row>
        <table:table-row table:style-name="ro1">
          <table:table-cell office:value-type="float" office:value="842" table:style-name="ce2">
            <text:p>842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jreyesnd@storify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843" table:style-name="ce2">
            <text:p>843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gpowellne@uiuc.edu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844" table:style-name="ce2">
            <text:p>844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mlongnf@discuz.net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tcoleng@java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846" table:style-name="ce2">
            <text:p>846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kwillisnh@un.org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847" table:style-name="ce2">
            <text:p>847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mbarnesni@instagram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848" table:style-name="ce2">
            <text:p>84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vasqueznj@cyberchimps.com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849" table:style-name="ce2">
            <text:p>849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brileynk@netscape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westnl@ted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851" table:style-name="ce2">
            <text:p>851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Hawkins</text:p>
          </table:table-cell>
          <table:table-cell office:value-type="string" table:style-name="ce1">
            <text:p>ahawkinsnm@reuters.com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852" table:style-name="ce2">
            <text:p>852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rrichardsonnn@indiatimes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853" table:style-name="ce2">
            <text:p>853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drobertsonno@usda.gov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1">
          <table:table-cell office:value-type="float" office:value="854" table:style-name="ce2">
            <text:p>85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np@psu.edu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855" table:style-name="ce2">
            <text:p>855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ekingnq@walmart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856" table:style-name="ce2">
            <text:p>856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kcarrollnr@europa.eu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857" table:style-name="ce2">
            <text:p>85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bdeanns@unesco.org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858" table:style-name="ce2">
            <text:p>858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rknightnt@sitemeter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859" table:style-name="ce2">
            <text:p>859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mdeannu@admin.ch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860" table:style-name="ce2">
            <text:p>860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kcarpenternv@bluehost.com</text:p>
          </table:table-cell>
          <table:table-cell office:value-type="float" office:value="43" table:style-name="ce2">
            <text:p>43</text:p>
          </table:table-cell>
          <table:table-cell table:number-columns-repeated="16379"/>
        </table:table-row>
        <table:table-row table:style-name="ro1">
          <table:table-cell office:value-type="float" office:value="861" table:style-name="ce2">
            <text:p>861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mbryantnw@examiner.com</text:p>
          </table:table-cell>
          <table:table-cell office:value-type="float" office:value="48" table:style-name="ce2">
            <text:p>48</text:p>
          </table:table-cell>
          <table:table-cell table:number-columns-repeated="16379"/>
        </table:table-row>
        <table:table-row table:style-name="ro1">
          <table:table-cell office:value-type="float" office:value="862" table:style-name="ce2">
            <text:p>862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mmcdonaldnx@mtv.com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863" table:style-name="ce2">
            <text:p>863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mcoxny@aol.com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864" table:style-name="ce2">
            <text:p>864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nhernandeznz@bluehost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865" table:style-name="ce2">
            <text:p>865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jjacksono0@independent.co.uk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866" table:style-name="ce2">
            <text:p>866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jnelsono1@tumblr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867" table:style-name="ce2">
            <text:p>867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dmorenoo2@jiathis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868" table:style-name="ce2">
            <text:p>868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glawrenceo3@fda.gov</text:p>
          </table:table-cell>
          <table:table-cell office:value-type="float" office:value="45" table:style-name="ce2">
            <text:p>45</text:p>
          </table:table-cell>
          <table:table-cell table:number-columns-repeated="16379"/>
        </table:table-row>
        <table:table-row table:style-name="ro1">
          <table:table-cell office:value-type="float" office:value="869" table:style-name="ce2">
            <text:p>869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gsnydero4@netscape.com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870" table:style-name="ce2">
            <text:p>870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fpowello5@ifeng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bwalkero6@cnet.com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872" table:style-name="ce2">
            <text:p>872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wgarzao7@usgs.gov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873" table:style-name="ce2">
            <text:p>873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kfreemano8@google.ca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874" table:style-name="ce2">
            <text:p>874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tfloreso9@census.gov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875" table:style-name="ce2">
            <text:p>875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lfosteroa@uiuc.edu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876" table:style-name="ce2">
            <text:p>876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dthompsonob@topsy.com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877" table:style-name="ce2">
            <text:p>877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jwheeleroc@upenn.edu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878" table:style-name="ce2">
            <text:p>878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arobertsod@cam.ac.uk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879" table:style-name="ce2">
            <text:p>879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rmorenooe@parallels.com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880" table:style-name="ce2">
            <text:p>880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jpalmerof@comsenz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881" table:style-name="ce2">
            <text:p>881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hfoxog@unblog.fr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882" table:style-name="ce2">
            <text:p>882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shansenoh@google.com.br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883" table:style-name="ce2">
            <text:p>883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dwalkeroi@time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884" table:style-name="ce2">
            <text:p>88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hcampbelloj@yale.edu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885" table:style-name="ce2">
            <text:p>885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jnelsonok@nifty.com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886" table:style-name="ce2">
            <text:p>886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agrantol@goo.gl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887" table:style-name="ce2">
            <text:p>88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abryantom@goodreads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888" table:style-name="ce2">
            <text:p>888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amilleron@webmd.com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889" table:style-name="ce2">
            <text:p>889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rsmithoo@prnewswire.com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890" table:style-name="ce2">
            <text:p>890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breedop@studiopress.com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891" table:style-name="ce2">
            <text:p>891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amccoyoq@mediafire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892" table:style-name="ce2">
            <text:p>892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hwilliamsonor@nature.com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893" table:style-name="ce2">
            <text:p>893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rodriguezos@imdb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894" table:style-name="ce2">
            <text:p>894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dbanksot@freewebs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895" table:style-name="ce2">
            <text:p>895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fharrisou@wiley.com</text:p>
          </table:table-cell>
          <table:table-cell office:value-type="float" office:value="15" table:style-name="ce2">
            <text:p>15</text:p>
          </table:table-cell>
          <table:table-cell table:number-columns-repeated="16379"/>
        </table:table-row>
        <table:table-row table:style-name="ro1">
          <table:table-cell office:value-type="float" office:value="896" table:style-name="ce2">
            <text:p>896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djohnsonov@cbslocal.com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897" table:style-name="ce2">
            <text:p>897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kreyesow@pen.io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898" table:style-name="ce2">
            <text:p>89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Hamilton</text:p>
          </table:table-cell>
          <table:table-cell office:value-type="string" table:style-name="ce1">
            <text:p>khamiltonox@usda.gov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899" table:style-name="ce2">
            <text:p>899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mberryoy@intel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jgarzaoz@macromedia.com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901" table:style-name="ce2">
            <text:p>90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nwilliamsp0@woothemes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902" table:style-name="ce2">
            <text:p>902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sanchezp1@bluehost.com</text:p>
          </table:table-cell>
          <table:table-cell office:value-type="float" office:value="65" table:style-name="ce2">
            <text:p>65</text:p>
          </table:table-cell>
          <table:table-cell table:number-columns-repeated="16379"/>
        </table:table-row>
        <table:table-row table:style-name="ro1">
          <table:table-cell office:value-type="float" office:value="903" table:style-name="ce2">
            <text:p>903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Franklin</text:p>
          </table:table-cell>
          <table:table-cell office:value-type="string" table:style-name="ce1">
            <text:p>ffranklinp2@marriott.com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904" table:style-name="ce2">
            <text:p>90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pstanleyp3@globo.com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905" table:style-name="ce2">
            <text:p>905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bfreemanp4@usda.gov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906" table:style-name="ce2">
            <text:p>906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rfreemanp5@reuters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907" table:style-name="ce2">
            <text:p>907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Dixon</text:p>
          </table:table-cell>
          <table:table-cell office:value-type="string" table:style-name="ce1">
            <text:p>sdixonp6@fda.gov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908" table:style-name="ce2">
            <text:p>908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p7@uiuc.edu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909" table:style-name="ce2">
            <text:p>909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igutierrezp8@mysql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910" table:style-name="ce2">
            <text:p>910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rfrazierp9@miitbeian.gov.cn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911" table:style-name="ce2">
            <text:p>911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rjohnstonpa@surveymonkey.com</text:p>
          </table:table-cell>
          <table:table-cell office:value-type="float" office:value="57" table:style-name="ce2">
            <text:p>57</text:p>
          </table:table-cell>
          <table:table-cell table:number-columns-repeated="16379"/>
        </table:table-row>
        <table:table-row table:style-name="ro1">
          <table:table-cell office:value-type="float" office:value="912" table:style-name="ce2">
            <text:p>912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ghartpb@gov.uk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913" table:style-name="ce2">
            <text:p>913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jrogerspc@auda.org.au</text:p>
          </table:table-cell>
          <table:table-cell office:value-type="float" office:value="63" table:style-name="ce2">
            <text:p>63</text:p>
          </table:table-cell>
          <table:table-cell table:number-columns-repeated="16379"/>
        </table:table-row>
        <table:table-row table:style-name="ro1">
          <table:table-cell office:value-type="float" office:value="914" table:style-name="ce2">
            <text:p>914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drosepd@fema.gov</text:p>
          </table:table-cell>
          <table:table-cell office:value-type="float" office:value="18" table:style-name="ce2">
            <text:p>18</text:p>
          </table:table-cell>
          <table:table-cell table:number-columns-repeated="16379"/>
        </table:table-row>
        <table:table-row table:style-name="ro1">
          <table:table-cell office:value-type="float" office:value="915" table:style-name="ce2">
            <text:p>915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creedpe@pbs.org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916" table:style-name="ce2">
            <text:p>916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fwardpf@t-online.de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917" table:style-name="ce2">
            <text:p>917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mcarrpg@wikimedia.org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918" table:style-name="ce2">
            <text:p>918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jramosph@wisc.edu</text:p>
          </table:table-cell>
          <table:table-cell office:value-type="float" office:value="50" table:style-name="ce2">
            <text:p>50</text:p>
          </table:table-cell>
          <table:table-cell table:number-columns-repeated="16379"/>
        </table:table-row>
        <table:table-row table:style-name="ro1">
          <table:table-cell office:value-type="float" office:value="919" table:style-name="ce2">
            <text:p>919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rcarpenterpi@behance.net</text:p>
          </table:table-cell>
          <table:table-cell office:value-type="float" office:value="9" table:style-name="ce2">
            <text:p>9</text:p>
          </table:table-cell>
          <table:table-cell table:number-columns-repeated="16379"/>
        </table:table-row>
        <table:table-row table:style-name="ro1">
          <table:table-cell office:value-type="float" office:value="920" table:style-name="ce2">
            <text:p>920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lperkinspj@t-online.de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921" table:style-name="ce2">
            <text:p>921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lgarzapk@moonfruit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922" table:style-name="ce2">
            <text:p>922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pgutierrezpl@vk.com</text:p>
          </table:table-cell>
          <table:table-cell office:value-type="float" office:value="22" table:style-name="ce2">
            <text:p>22</text:p>
          </table:table-cell>
          <table:table-cell table:number-columns-repeated="16379"/>
        </table:table-row>
        <table:table-row table:style-name="ro1">
          <table:table-cell office:value-type="float" office:value="923" table:style-name="ce2">
            <text:p>92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npowellpm@blogspot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924" table:style-name="ce2">
            <text:p>924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Fuller</text:p>
          </table:table-cell>
          <table:table-cell office:value-type="string" table:style-name="ce1">
            <text:p>wfullerpn@umich.edu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925" table:style-name="ce2">
            <text:p>925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cmoorepo@gravatar.com</text:p>
          </table:table-cell>
          <table:table-cell office:value-type="float" office:value="33" table:style-name="ce2">
            <text:p>33</text:p>
          </table:table-cell>
          <table:table-cell table:number-columns-repeated="16379"/>
        </table:table-row>
        <table:table-row table:style-name="ro1">
          <table:table-cell office:value-type="float" office:value="926" table:style-name="ce2">
            <text:p>926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Gray</text:p>
          </table:table-cell>
          <table:table-cell office:value-type="string" table:style-name="ce1">
            <text:p>cgraypp@huffingtonpost.com</text:p>
          </table:table-cell>
          <table:table-cell office:value-type="float" office:value="28" table:style-name="ce2">
            <text:p>28</text:p>
          </table:table-cell>
          <table:table-cell table:number-columns-repeated="16379"/>
        </table:table-row>
        <table:table-row table:style-name="ro1">
          <table:table-cell office:value-type="float" office:value="927" table:style-name="ce2">
            <text:p>927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cjacobspq@hhs.gov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928" table:style-name="ce2">
            <text:p>928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ortizpr@hugedomains.com</text:p>
          </table:table-cell>
          <table:table-cell office:value-type="float" office:value="58" table:style-name="ce2">
            <text:p>58</text:p>
          </table:table-cell>
          <table:table-cell table:number-columns-repeated="16379"/>
        </table:table-row>
        <table:table-row table:style-name="ro1">
          <table:table-cell office:value-type="float" office:value="929" table:style-name="ce2">
            <text:p>929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charperps@mozilla.org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pt@irs.gov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931" table:style-name="ce2">
            <text:p>931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rwrightpu@harvard.edu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932" table:style-name="ce2">
            <text:p>932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dharveypv@state.tx.us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933" table:style-name="ce2">
            <text:p>933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alarsonpw@shutterfly.com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934" table:style-name="ce2">
            <text:p>934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acollinspx@pcworld.com</text:p>
          </table:table-cell>
          <table:table-cell office:value-type="float" office:value="64" table:style-name="ce2">
            <text:p>64</text:p>
          </table:table-cell>
          <table:table-cell table:number-columns-repeated="16379"/>
        </table:table-row>
        <table:table-row table:style-name="ro1">
          <table:table-cell office:value-type="float" office:value="935" table:style-name="ce2">
            <text:p>935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sfernandezpy@usgs.gov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936" table:style-name="ce2">
            <text:p>936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kthompsonpz@mayoclinic.com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937" table:style-name="ce2">
            <text:p>937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rkingq0@sciencedirect.com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938" table:style-name="ce2">
            <text:p>938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tcarrq1@ucla.edu</text:p>
          </table:table-cell>
          <table:table-cell office:value-type="float" office:value="30" table:style-name="ce2">
            <text:p>30</text:p>
          </table:table-cell>
          <table:table-cell table:number-columns-repeated="16379"/>
        </table:table-row>
        <table:table-row table:style-name="ro1">
          <table:table-cell office:value-type="float" office:value="939" table:style-name="ce2">
            <text:p>939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jhuntq2@home.pl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940" table:style-name="ce2">
            <text:p>940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rschmidtq3@va.gov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941" table:style-name="ce2">
            <text:p>94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trileyq4@shinystat.com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942" table:style-name="ce2">
            <text:p>942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brodriguezq5@ustream.tv</text:p>
          </table:table-cell>
          <table:table-cell office:value-type="float" office:value="36" table:style-name="ce2">
            <text:p>36</text:p>
          </table:table-cell>
          <table:table-cell table:number-columns-repeated="16379"/>
        </table:table-row>
        <table:table-row table:style-name="ro1">
          <table:table-cell office:value-type="float" office:value="943" table:style-name="ce2">
            <text:p>943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dgreenq6@harvard.edu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944" table:style-name="ce2">
            <text:p>944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trobertsonq7@indiegogo.com</text:p>
          </table:table-cell>
          <table:table-cell office:value-type="float" office:value="12" table:style-name="ce2">
            <text:p>12</text:p>
          </table:table-cell>
          <table:table-cell table:number-columns-repeated="16379"/>
        </table:table-row>
        <table:table-row table:style-name="ro1">
          <table:table-cell office:value-type="float" office:value="945" table:style-name="ce2">
            <text:p>945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atuckerq8@zdnet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946" table:style-name="ce2">
            <text:p>946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dsanchezq9@uol.com.br</text:p>
          </table:table-cell>
          <table:table-cell office:value-type="float" office:value="49" table:style-name="ce2">
            <text:p>49</text:p>
          </table:table-cell>
          <table:table-cell table:number-columns-repeated="16379"/>
        </table:table-row>
        <table:table-row table:style-name="ro1">
          <table:table-cell office:value-type="float" office:value="947" table:style-name="ce2">
            <text:p>947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rwestqa@dell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948" table:style-name="ce2">
            <text:p>948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jsanchezqb@usatoday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949" table:style-name="ce2">
            <text:p>949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darnoldqc@stanford.edu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rmurphyqd@reference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951" table:style-name="ce2">
            <text:p>951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pthompsonqe@bigcartel.com</text:p>
          </table:table-cell>
          <table:table-cell office:value-type="float" office:value="46" table:style-name="ce2">
            <text:p>46</text:p>
          </table:table-cell>
          <table:table-cell table:number-columns-repeated="16379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aallenqf@prlog.org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1">
          <table:table-cell office:value-type="float" office:value="953" table:style-name="ce2">
            <text:p>953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jcarterqg@independent.co.uk</text:p>
          </table:table-cell>
          <table:table-cell office:value-type="float" office:value="40" table:style-name="ce2">
            <text:p>40</text:p>
          </table:table-cell>
          <table:table-cell table:number-columns-repeated="16379"/>
        </table:table-row>
        <table:table-row table:style-name="ro1">
          <table:table-cell office:value-type="float" office:value="954" table:style-name="ce2">
            <text:p>954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pwardqh@cnbc.com</text:p>
          </table:table-cell>
          <table:table-cell office:value-type="float" office:value="20" table:style-name="ce2">
            <text:p>20</text:p>
          </table:table-cell>
          <table:table-cell table:number-columns-repeated="16379"/>
        </table:table-row>
        <table:table-row table:style-name="ro1">
          <table:table-cell office:value-type="float" office:value="955" table:style-name="ce2">
            <text:p>955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vtorresqi@timesonline.co.uk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956" table:style-name="ce2">
            <text:p>956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ppierceqj@nymag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957" table:style-name="ce2">
            <text:p>95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ajenkinsqk@photobucket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958" table:style-name="ce2">
            <text:p>958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bsullivanql@army.mil</text:p>
          </table:table-cell>
          <table:table-cell office:value-type="float" office:value="17" table:style-name="ce2">
            <text:p>17</text:p>
          </table:table-cell>
          <table:table-cell table:number-columns-repeated="16379"/>
        </table:table-row>
        <table:table-row table:style-name="ro1">
          <table:table-cell office:value-type="float" office:value="959" table:style-name="ce2">
            <text:p>959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sstevensqm@bigcartel.com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acampbellqn@trellian.com</text:p>
          </table:table-cell>
          <table:table-cell office:value-type="float" office:value="32" table:style-name="ce2">
            <text:p>32</text:p>
          </table:table-cell>
          <table:table-cell table:number-columns-repeated="16379"/>
        </table:table-row>
        <table:table-row table:style-name="ro1">
          <table:table-cell office:value-type="float" office:value="961" table:style-name="ce2">
            <text:p>961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spierceqo@tmall.com</text:p>
          </table:table-cell>
          <table:table-cell office:value-type="float" office:value="37" table:style-name="ce2">
            <text:p>37</text:p>
          </table:table-cell>
          <table:table-cell table:number-columns-repeated="16379"/>
        </table:table-row>
        <table:table-row table:style-name="ro1">
          <table:table-cell office:value-type="float" office:value="962" table:style-name="ce2">
            <text:p>962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rbanksqp@wp.com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963" table:style-name="ce2">
            <text:p>963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dpalmerqq@dell.com</text:p>
          </table:table-cell>
          <table:table-cell office:value-type="float" office:value="51" table:style-name="ce2">
            <text:p>51</text:p>
          </table:table-cell>
          <table:table-cell table:number-columns-repeated="16379"/>
        </table:table-row>
        <table:table-row table:style-name="ro1">
          <table:table-cell office:value-type="float" office:value="964" table:style-name="ce2">
            <text:p>96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dfowlerqr@123-reg.co.uk</text:p>
          </table:table-cell>
          <table:table-cell office:value-type="float" office:value="41" table:style-name="ce2">
            <text:p>41</text:p>
          </table:table-cell>
          <table:table-cell table:number-columns-repeated="16379"/>
        </table:table-row>
        <table:table-row table:style-name="ro1">
          <table:table-cell office:value-type="float" office:value="965" table:style-name="ce2">
            <text:p>965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ckellyqs@sitemeter.com</text:p>
          </table:table-cell>
          <table:table-cell office:value-type="float" office:value="61" table:style-name="ce2">
            <text:p>61</text:p>
          </table:table-cell>
          <table:table-cell table:number-columns-repeated="16379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aowensqt@pinterest.com</text:p>
          </table:table-cell>
          <table:table-cell office:value-type="float" office:value="19" table:style-name="ce2">
            <text:p>19</text:p>
          </table:table-cell>
          <table:table-cell table:number-columns-repeated="16379"/>
        </table:table-row>
        <table:table-row table:style-name="ro1">
          <table:table-cell office:value-type="float" office:value="967" table:style-name="ce2">
            <text:p>967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cknightqu@nasa.gov</text:p>
          </table:table-cell>
          <table:table-cell office:value-type="float" office:value="47" table:style-name="ce2">
            <text:p>47</text:p>
          </table:table-cell>
          <table:table-cell table:number-columns-repeated="16379"/>
        </table:table-row>
        <table:table-row table:style-name="ro1">
          <table:table-cell office:value-type="float" office:value="968" table:style-name="ce2">
            <text:p>968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rmorganqv@ameblo.jp</text:p>
          </table:table-cell>
          <table:table-cell office:value-type="float" office:value="42" table:style-name="ce2">
            <text:p>42</text:p>
          </table:table-cell>
          <table:table-cell table:number-columns-repeated="16379"/>
        </table:table-row>
        <table:table-row table:style-name="ro1">
          <table:table-cell office:value-type="float" office:value="969" table:style-name="ce2">
            <text:p>969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tdeanqw@washingtonpost.com</text:p>
          </table:table-cell>
          <table:table-cell office:value-type="float" office:value="56" table:style-name="ce2">
            <text:p>56</text:p>
          </table:table-cell>
          <table:table-cell table:number-columns-repeated="16379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jjonesqx@joomla.org</text:p>
          </table:table-cell>
          <table:table-cell office:value-type="float" office:value="13" table:style-name="ce2">
            <text:p>13</text:p>
          </table:table-cell>
          <table:table-cell table:number-columns-repeated="16379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dlongqy@360.cn</text:p>
          </table:table-cell>
          <table:table-cell office:value-type="float" office:value="67" table:style-name="ce2">
            <text:p>67</text:p>
          </table:table-cell>
          <table:table-cell table:number-columns-repeated="16379"/>
        </table:table-row>
        <table:table-row table:style-name="ro1">
          <table:table-cell office:value-type="float" office:value="972" table:style-name="ce2">
            <text:p>972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qz@bbc.co.uk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1">
          <table:table-cell office:value-type="float" office:value="973" table:style-name="ce2">
            <text:p>973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balexanderr0@cbc.ca</text:p>
          </table:table-cell>
          <table:table-cell office:value-type="float" office:value="69" table:style-name="ce2">
            <text:p>69</text:p>
          </table:table-cell>
          <table:table-cell table:number-columns-repeated="16379"/>
        </table:table-row>
        <table:table-row table:style-name="ro1">
          <table:table-cell office:value-type="float" office:value="974" table:style-name="ce2">
            <text:p>974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jwagnerr1@hhs.gov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dcampbellr2@exblog.jp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976" table:style-name="ce2">
            <text:p>976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kbradleyr3@telegraph.co.uk</text:p>
          </table:table-cell>
          <table:table-cell office:value-type="float" office:value="25" table:style-name="ce2">
            <text:p>25</text:p>
          </table:table-cell>
          <table:table-cell table:number-columns-repeated="16379"/>
        </table:table-row>
        <table:table-row table:style-name="ro1">
          <table:table-cell office:value-type="float" office:value="977" table:style-name="ce2">
            <text:p>977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proser4@omniture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978" table:style-name="ce2">
            <text:p>978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cwheelerr5@ucla.edu</text:p>
          </table:table-cell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979" table:style-name="ce2">
            <text:p>979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kwelchr6@dailymotion.com</text:p>
          </table:table-cell>
          <table:table-cell office:value-type="float" office:value="23" table:style-name="ce2">
            <text:p>23</text:p>
          </table:table-cell>
          <table:table-cell table:number-columns-repeated="16379"/>
        </table:table-row>
        <table:table-row table:style-name="ro1">
          <table:table-cell office:value-type="float" office:value="980" table:style-name="ce2">
            <text:p>980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r7@rediff.com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981" table:style-name="ce2">
            <text:p>981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Ray</text:p>
          </table:table-cell>
          <table:table-cell office:value-type="string" table:style-name="ce1">
            <text:p>jrayr8@surveymonkey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982" table:style-name="ce2">
            <text:p>982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rgrantr9@eepurl.com</text:p>
          </table:table-cell>
          <table:table-cell office:value-type="float" office:value="34" table:style-name="ce2">
            <text:p>34</text:p>
          </table:table-cell>
          <table:table-cell table:number-columns-repeated="16379"/>
        </table:table-row>
        <table:table-row table:style-name="ro1">
          <table:table-cell office:value-type="float" office:value="983" table:style-name="ce2">
            <text:p>983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fdeanra@discuz.net</text:p>
          </table:table-cell>
          <table:table-cell office:value-type="float" office:value="66" table:style-name="ce2">
            <text:p>66</text:p>
          </table:table-cell>
          <table:table-cell table:number-columns-repeated="16379"/>
        </table:table-row>
        <table:table-row table:style-name="ro1">
          <table:table-cell office:value-type="float" office:value="984" table:style-name="ce2">
            <text:p>984</text:p>
          </table:table-cell>
          <table:table-cell office:value-type="string" table:style-name="ce1">
            <text:p>Mildred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mbennettrb@oracle.com</text:p>
          </table:table-cell>
          <table:table-cell office:value-type="float" office:value="68" table:style-name="ce2">
            <text:p>68</text:p>
          </table:table-cell>
          <table:table-cell table:number-columns-repeated="16379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jlewisrc@prlog.org</text:p>
          </table:table-cell>
          <table:table-cell office:value-type="float" office:value="16" table:style-name="ce2">
            <text:p>16</text:p>
          </table:table-cell>
          <table:table-cell table:number-columns-repeated="16379"/>
        </table:table-row>
        <table:table-row table:style-name="ro1">
          <table:table-cell office:value-type="float" office:value="986" table:style-name="ce2">
            <text:p>986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rd@spotify.com</text:p>
          </table:table-cell>
          <table:table-cell office:value-type="float" office:value="70" table:style-name="ce2">
            <text:p>70</text:p>
          </table:table-cell>
          <table:table-cell table:number-columns-repeated="16379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etuckerre@amazon.co.uk</text:p>
          </table:table-cell>
          <table:table-cell office:value-type="float" office:value="54" table:style-name="ce2">
            <text:p>54</text:p>
          </table:table-cell>
          <table:table-cell table:number-columns-repeated="16379"/>
        </table:table-row>
        <table:table-row table:style-name="ro1">
          <table:table-cell office:value-type="float" office:value="988" table:style-name="ce2">
            <text:p>988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jcolemanrf@sitemeter.com</text:p>
          </table:table-cell>
          <table:table-cell office:value-type="float" office:value="53" table:style-name="ce2">
            <text:p>53</text:p>
          </table:table-cell>
          <table:table-cell table:number-columns-repeated="16379"/>
        </table:table-row>
        <table:table-row table:style-name="ro1">
          <table:table-cell office:value-type="float" office:value="989" table:style-name="ce2">
            <text:p>989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ahuntrg@google.es</text:p>
          </table:table-cell>
          <table:table-cell office:value-type="float" office:value="55" table:style-name="ce2">
            <text:p>55</text:p>
          </table:table-cell>
          <table:table-cell table:number-columns-repeated="16379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pelliottrh@bbb.org</text:p>
          </table:table-cell>
          <table:table-cell office:value-type="float" office:value="39" table:style-name="ce2">
            <text:p>39</text:p>
          </table:table-cell>
          <table:table-cell table:number-columns-repeated="16379"/>
        </table:table-row>
        <table:table-row table:style-name="ro1">
          <table:table-cell office:value-type="float" office:value="991" table:style-name="ce2">
            <text:p>991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jjenkinsri@noaa.gov</text:p>
          </table:table-cell>
          <table:table-cell office:value-type="float" office:value="7" table:style-name="ce2">
            <text:p>7</text:p>
          </table:table-cell>
          <table:table-cell table:number-columns-repeated="16379"/>
        </table:table-row>
        <table:table-row table:style-name="ro1">
          <table:table-cell office:value-type="float" office:value="992" table:style-name="ce2">
            <text:p>992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pricerj@state.gov</text:p>
          </table:table-cell>
          <table:table-cell office:value-type="float" office:value="44" table:style-name="ce2">
            <text:p>44</text:p>
          </table:table-cell>
          <table:table-cell table:number-columns-repeated="16379"/>
        </table:table-row>
        <table:table-row table:style-name="ro1">
          <table:table-cell office:value-type="float" office:value="993" table:style-name="ce2">
            <text:p>993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tromerork@sciencedirect.com</text:p>
          </table:table-cell>
          <table:table-cell office:value-type="float" office:value="29" table:style-name="ce2">
            <text:p>29</text:p>
          </table:table-cell>
          <table:table-cell table:number-columns-repeated="16379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tmartinezrl@issuu.com</text:p>
          </table:table-cell>
          <table:table-cell office:value-type="float" office:value="31" table:style-name="ce2">
            <text:p>31</text:p>
          </table:table-cell>
          <table:table-cell table:number-columns-repeated="16379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pkelleyrm@pagesperso-orange.fr</text:p>
          </table:table-cell>
          <table:table-cell office:value-type="float" office:value="59" table:style-name="ce2">
            <text:p>59</text:p>
          </table:table-cell>
          <table:table-cell table:number-columns-repeated="16379"/>
        </table:table-row>
        <table:table-row table:style-name="ro1">
          <table:table-cell office:value-type="float" office:value="996" table:style-name="ce2">
            <text:p>996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acastillorn@gmpg.org</text:p>
          </table:table-cell>
          <table:table-cell office:value-type="float" office:value="38" table:style-name="ce2">
            <text:p>38</text:p>
          </table:table-cell>
          <table:table-cell table:number-columns-repeated="16379"/>
        </table:table-row>
        <table:table-row table:style-name="ro1">
          <table:table-cell office:value-type="float" office:value="997" table:style-name="ce2">
            <text:p>997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dcoxro@blogs.com</text:p>
          </table:table-cell>
          <table:table-cell office:value-type="float" office:value="35" table:style-name="ce2">
            <text:p>35</text:p>
          </table:table-cell>
          <table:table-cell table:number-columns-repeated="16379"/>
        </table:table-row>
        <table:table-row table:style-name="ro1">
          <table:table-cell office:value-type="float" office:value="998" table:style-name="ce2">
            <text:p>998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lallenrp@skype.com</text:p>
          </table:table-cell>
          <table:table-cell office:value-type="float" office:value="52" table:style-name="ce2">
            <text:p>52</text:p>
          </table:table-cell>
          <table:table-cell table:number-columns-repeated="16379"/>
        </table:table-row>
        <table:table-row table:style-name="ro1">
          <table:table-cell office:value-type="float" office:value="999" table:style-name="ce2">
            <text:p>999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pmartinrq@discovery.com</text:p>
          </table:table-cell>
          <table:table-cell office:value-type="float" office:value="62" table:style-name="ce2">
            <text:p>62</text:p>
          </table:table-cell>
          <table:table-cell table:number-columns-repeated="16379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bmarshallrr@dion.ne.jp</text:p>
          </table:table-cell>
          <table:table-cell office:value-type="float" office:value="14" table:style-name="ce2">
            <text:p>14</text:p>
          </table:table-cell>
          <table:table-cell table:number-columns-repeated="16379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 Pham</meta:initial-creator>
    <dc:creator>Eric Pham</dc:creator>
    <meta:creation-date>2015-11-06T10:41:03Z</meta:creation-date>
    <dc:date>2015-11-07T03:32:56Z</dc:date>
  </office:meta>
</office:document-meta>
</file>